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_next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  <style:style style:name="ce23" style:family="table-cell" style:parent-style-name="Default" style:data-style-name="N73">
      <style:table-cell-properties fo:background-color="#ffffd7" fo:border="0.74pt solid #000000"/>
    </style:style>
    <style:style style:name="ce24" style:family="table-cell" style:parent-style-name="Default" style:data-style-name="N49">
      <style:table-cell-properties fo:background-color="#ffffd7" fo:border="0.74pt solid #000000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table table:name="year_month_date_time" table:style-name="ta1">
        <table:table-column table:style-name="co5" table:default-cell-style-name="ce23"/>
        <table:table-column table:style-name="co6" table:default-cell-style-name="ce31"/>
        <table:table-column table:style-name="co2" table:number-columns-repeated="2" table:default-cell-style-name="ce31"/>
        <table:table-column table:style-name="co2" table:default-cell-style-name="ce32"/>
        <table:table-row table:style-name="ro1">
          <table:table-cell office:value-type="date" office:date-value="2024-01-02T12:34:56" calcext:value-type="date">
            <text:p>2024-01-02 12:34:56</text:p>
          </table:table-cell>
          <table:table-cell table:formula="of:=YEAR( [.A1] )" office:value-type="float" office:value="2024" calcext:value-type="float">
            <text:p>2024</text:p>
          </table:table-cell>
          <table:table-cell table:formula="of:=MONTH( [.A1] )" office:value-type="float" office:value="1" calcext:value-type="float">
            <text:p>1</text:p>
          </table:table-cell>
          <table:table-cell table:formula="of:=DAY( [.A1] 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4" office:value-type="date" office:date-value="2022-04-25" calcext:value-type="date">
            <text:p>2022-04-25</text:p>
          </table:table-cell>
          <table:table-cell table:formula="of:=YEAR( [.A2] )" office:value-type="float" office:value="2022" calcext:value-type="float">
            <text:p>2022</text:p>
          </table:table-cell>
          <table:table-cell table:formula="of:=MONTH( [.A2] )" office:value-type="float" office:value="4" calcext:value-type="float">
            <text:p>4</text:p>
          </table:table-cell>
          <table:table-cell table:formula="of:=DAY( [.A2] )" office:value-type="float" office:value="25" calcext:value-type="float">
            <text:p>25</text:p>
          </table:table-cell>
          <table:table-cell table:style-name="Default"/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09:30:51.9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5-29T09:35:36.586000000</dc:date>
    <meta:editing-duration>P1DT1H20M49S</meta:editing-duration>
    <meta:editing-cycles>432</meta:editing-cycles>
    <meta:generator>LibreOffice/7.6.4.1$Windows_X86_64 LibreOffice_project/e19e193f88cd6c0525a17fb7a176ed8e6a3e2aa1</meta:generator>
    <meta:document-statistic meta:table-count="5" meta:cell-count="17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Sub base___enum___declaration_1

	'
	' Basic
	'
	MsgBox( _
						"eTest.Hana : " &amp;  eTest.Hana	_
		&amp; Chr( 10 ) &amp; 	"eTest.Dul : " &amp;  eTest.Dul		_
		&amp; Chr( 10 ) &amp; 	"eTest.Sam : " &amp;  eTest.Sam		_
	)
	
	'
	' For-Next
	'
	For i = eTest.Hana to eTest.Sam
		Print i
	Next

End Sub



'
' Enum 정의
'
Enum eTest2

	Hana = 3
	Dul = 2
	Sam = 1

End Enum

Sub base___enum___declaration_2

	'
	' Basic
	'
	MsgBox( _
						"eTest2.Hana : " &amp;  eTest2.Hana	_
		&amp; Chr( 10 ) &amp; 	"eTest2.Dul : " &amp;  eTest2.Dul		_
		&amp; Chr( 10 ) &amp; 	"eTest2.Sam : " &amp;  eTest2.Sam		_
	)
	
	'
	' For-Next
	'
	For i = eTest2.Hana to eTest2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_next.xml><?xml version="1.0" encoding="utf-8"?>
<!DOCTYPE module  PUBLIC '-//OpenOffice.org//DTD OfficeDocument 1.0//EN'  'module.dtd'>
<script:module xmlns:script="http://openoffice.org/2000/script" script:name="base___loop___for_next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next___step

	Dim result_string as String : result_string = "for_next___step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__exit_for

	Dim result_string as String : result_string = "for_next___exit_for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Sub document___sheets___year_month_date

	Dim result_string as String
	
	'
	'
	'
    Dim sheet as Object
    sheet = ThisComponent.Sheets.getByName( "year_month_date_time" )
    
    
    '
    '
    '
    Dim cell_0_0 as Object
	cell_0_0 = sheet.getCellByPosition( 0, 0 )
	
	
	'
	'
	'
	result_string = "Cell Value : " &amp; cell_0_0.Value &amp; Chr( 10 )
	result_string = result_string &amp; "   &gt; Cell의 YMD HMS 값은 하나의 숫자 값으로 변환된다." &amp; Chr( 10 )
	result_string = result_string &amp; Chr( 10 )
	result_string = result_string &amp; "Date : " &amp; Date( cell_0_0.Value ) &amp; Chr( 10 )
	result_string = result_string &amp; Chr( 10 )
	result_string = result_string &amp; "Year : " &amp; Year( cell_0_0.Value ) &amp; Chr( 10 )
	result_string = result_string &amp; "Month : " &amp; Month( cell_0_0.Value ) &amp; Chr( 10 )
	result_string = result_string &amp; "Day : " &amp; Day( cell_0_0.Value ) &amp; Chr( 10 )
	result_string = result_string &amp; Chr( 10 )
	result_string = result_string &amp; "Hour : " &amp; Hour( cell_0_0.Value ) &amp; Chr( 10 )
	result_string = result_string &amp; "Minute : " &amp; Minute( cell_0_0.Value ) &amp; Chr( 10 )
	result_string = result_string &amp; "Second : " &amp; Second( cell_0_0.Value ) &amp; Chr( 10 )
	
	
	'
	'
	'
	MsgBox( result_string )
    
End Sub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_next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